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>
        <style:tab-stops>
          <style:tab-stop style:position="3.452in" style:type="center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452in" style:type="center"/>
        </style:tab-stops>
      </style:paragraph-properties>
      <style:text-properties officeooo:rsid="00193d6c" officeooo:paragraph-rsid="00193d6c"/>
    </style:style>
    <style:style style:name="P3" style:family="paragraph" style:parent-style-name="Text_20_body" style:list-style-name="L1">
      <style:paragraph-properties>
        <style:tab-stops>
          <style:tab-stop style:position="3.452in" style:type="center"/>
        </style:tab-stops>
      </style:paragraph-properties>
      <style:text-properties officeooo:rsid="00193d6c" officeooo:paragraph-rsid="00193d6c"/>
    </style:style>
    <style:style style:name="P4" style:family="paragraph" style:parent-style-name="Text_20_body" style:list-style-name="L2">
      <style:text-properties officeooo:rsid="001c6d83" officeooo:paragraph-rsid="001c6d83"/>
    </style:style>
    <style:style style:name="P5" style:family="paragraph" style:parent-style-name="Text_20_body" style:list-style-name="L2">
      <style:text-properties officeooo:rsid="001e1a07" officeooo:paragraph-rsid="001e1a07"/>
    </style:style>
    <style:style style:name="T1" style:family="text">
      <style:text-properties officeooo:rsid="00193d6c"/>
    </style:style>
    <style:style style:name="T2" style:family="text">
      <style:text-properties officeooo:rsid="001f040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tab/><text:span text:style-name="T1">Update Page Work</text:span></text:h>
      <text:h text:style-name="Heading_20_2" text:outline-level="2">Goal</text:h>
      <text:p text:style-name="P2">Allow users to update the recipes they created</text:p>
      <text:h text:style-name="Heading_20_2" text:outline-level="2">Finish Features</text:h>
      <text:h text:style-name="Heading_20_3" text:outline-level="3">Change</text:h>
      <text:list text:style-name="L1">
        <text:list-item>
          <text:p text:style-name="P3">recipe name</text:p>
        </text:list-item>
        <text:list-item>
          <text:p text:style-name="P3">cuisine</text:p>
        </text:list-item>
        <text:list-item>
          <text:p text:style-name="P3">meal type</text:p>
        </text:list-item>
        <text:list-item>
          <text:p text:style-name="P3">recipe image</text:p>
        </text:list-item>
        <text:list-item>
          <text:p text:style-name="P3">prep time</text:p>
        </text:list-item>
        <text:list-item>
          <text:p text:style-name="P3">cook time</text:p>
        </text:list-item>
        <text:list-item>
          <text:p text:style-name="P3">servings</text:p>
        </text:list-item>
        <text:list-item>
          <text:p text:style-name="P3">description</text:p>
        </text:list-item>
        <text:list-item>
          <text:p text:style-name="P3">tags</text:p>
        </text:list-item>
        <text:list-item>
          <text:p text:style-name="P3">ingredients</text:p>
        </text:list-item>
        <text:list-item>
          <text:p text:style-name="P3">directions</text:p>
        </text:list-item>
      </text:list>
      <text:h text:style-name="Heading_20_2" text:outline-level="2">Changes Made</text:h>
      <text:list text:style-name="L2">
        <text:list-item>
          <text:p text:style-name="P4">Copied create recipe page to build edit recipe page with alterations to form lables.</text:p>
        </text:list-item>
        <text:list-item>
          <text:p text:style-name="P5">Fetch all recipe details and present them in update page</text:p>
        </text:list-item>
        <text:list-item>
          <text:p text:style-name="P5">When submiting the form, changed http method from post to put</text:p>
        </text:list-item>
        <text:list-item>
          <text:p text:style-name="P5">Redirects user back to update recipe details page after submitting</text:p>
        </text:list-item>
        <text:list-item>
          <text:p text:style-name="P5">Uses <text:span text:style-name="T2">existing PUT endpoint to save chang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5T10:45:10.059353200</meta:creation-date>
    <dc:date>2026-04-25T12:02:00.659710200</dc:date>
    <meta:editing-duration>PT41M3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2" meta:word-count="101" meta:character-count="526" meta:non-whitespace-character-count="462"/>
  </office:meta>
</office:document-meta>
</file>